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6C68EB3672F503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63cm, 3.999cm, 16.311cm, 6.14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53cm" svg:height="21.899cm" svg:x="1.092cm" svg:y="2.592cm">
          <draw:image xlink:href="Pictures/10000000000005E8000007E096C68EB3672F503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56:40.660019959</dc:date>
    <meta:editing-duration>PT3M32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